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1f4c1b" officeooo:paragraph-rsid="001f4c1b" style:font-weight-asian="bold" style:font-weight-complex="bold"/>
    </style:style>
    <style:style style:name="P4" style:family="paragraph" style:parent-style-name="Standard">
      <style:text-properties fo:font-weight="normal" officeooo:rsid="001f4c1b" officeooo:paragraph-rsid="001f4c1b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f4c1b" officeooo:paragraph-rsid="001f4c1b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bold" officeooo:rsid="001f4c1b" officeooo:paragraph-rsid="001f4c1b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4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3</text:span>L<text:span text:style-name="T2">10</text:span> German</text:p>
      <text:p text:style-name="P2"/>
      <text:p text:style-name="P3"/>
      <text:p text:style-name="P3">Expressing Dislikes</text:p>
      <text:p text:style-name="P3"/>
      <text:p text:style-name="P4">Disliking anything:</text:p>
      <text:p text:style-name="P5">Add nicht after the object (verb, noun) to express that you don't like it.</text:p>
      <text:p text:style-name="P5"/>
      <text:p text:style-name="P6">Ex: </text:p>
      <text:p text:style-name="P6"><text:span text:style-name="T1"/></text:p>
      <text:p text:style-name="P6"><text:span text:style-name="T1">Schwimmst du gern?<text:tab/><text:tab/><text:tab/>Nein, ich schwimme nicht gern.</text:span></text:p>
      <text:p text:style-name="P6"><text:span text:style-name="T1">Hast du die Schule gern?<text:tab/><text:tab/>Nein, ich habe die Schule nicht gern.</text:span></text:p>
      <text:p text:style-name="P6"><text:span text:style-name="T1">Hast du Winter gern?<text:tab/><text:tab/><text:tab/>Nein, ich habe Winter nicht gern.</text:span></text:p>
      <text:p text:style-name="P6"><text:span text:style-name="T1">Lernst du gern Deutsch?<text:tab/><text:tab/>Nein, ich lerne nicht gern Deutsch.</text:span></text:p>
      <text:p text:style-name="P6"><text:span text:style-name="T1">Hast du Herbst gern?<text:tab/><text:tab/><text:tab/>Nein, ich habe Herbst nicht gern.</text:span></text:p>
      <text:p text:style-name="P6"><text:span text:style-name="T1">Hast du die Schule gern?<text:tab/><text:tab/>Nein, ich habe die Schule nicht gern.</text:span></text:p>
      <text:p text:style-name="P6"><text:span text:style-name="T1">Hast du warmes Wetter gern?<text:tab/><text:tab/>Nein, ich habe warmes Wetter nicht gern.</text:span></text:p>
      <text:p text:style-name="P6"><text:span text:style-name="T1"/></text:p>
      <text:p text:style-name="P6"><text:span text:style-name="T1"/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1T16:12:32.087096601</dc:date>
    <meta:editing-duration>PT1H5M57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13" meta:word-count="96" meta:character-count="548" meta:non-whitespace-character-count="454"/>
  </office:meta>
</office:document-meta>
</file>